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Doomed Dice Challenge</text:span></text:p>
      <text:p text:style-name="P1"><text:span text:style-name="T1">PART-A</text:span></text:p>
      <text:p text:style-name="P1"><text:span text:style-name="T1"/></text:p>
      <text:p text:style-name="P2"><text:span text:style-name="T2">1. How many total combinations are possible? Show the math along with the code!</text:span></text:p>
      <text:p text:style-name="P2"><text:span text:style-name="T3">1.Solution to the problem statement:</text:span></text:p>
      <text:list text:style-name="L3">
        <text:list-item>
          <text:p text:style-name="P3"><text:span text:style-name="T4">By mathematical formula it is easy to find the total combinations</text:span></text:p>
        </text:list-item>
      </text:list>
      <text:p text:style-name="P4"><text:span text:style-name="T4"><text:tab/><text:tab/>Total_Combinations = len(dice_A) * len(dice_B) </text:span></text:p>
      <text:p text:style-name="P4"><text:span text:style-name="T5">2. Code and Output Screenshots:</text:span><text:span text:style-name="T6"/></text:p>
      <text:p text:style-name="P5"><draw:frame text:anchor-type="as-char" svg:width="152.40mm" svg:height="109.01mm" style:rel-width="scale" style:rel-height="scale"><draw:object-ole xlink:href="OleObj1"/><draw:image xlink:href="ObjectReplacements/OleObj1"/></draw:frame><text:span text:style-name="T6"/></text:p>
      <text:p text:style-name="P5"><draw:frame text:anchor-type="as-char" svg:width="132.08mm" svg:height="55.25mm" style:rel-width="scale" style:rel-height="scale"><draw:object-ole xlink:href="OleObj2"/><draw:image xlink:href="ObjectReplacements/OleObj2"/></draw:frame><text:span text:style-name="T6"/></text:p>
      <text:p text:style-name="P5"><text:span text:style-name="T7">3. Explanation:</text:span><text:span text:style-name="T8"/></text:p>
      <text:list text:style-name="L6">
        <text:list-item>
          <text:p text:style-name="P6"><text:span text:style-name="T8">I used nested for loop to get all the possible combinations.</text:span></text:p>
        </text:list-item>
        <text:list-item>
          <text:p text:style-name="P6"><text:span text:style-name="T8">Appended the possible comabinations in the list named combinatons_matrix.</text:span></text:p>
        </text:list-item>
        <text:list-item>
          <text:p text:style-name="P6"><text:span text:style-name="T8">To get the total number combinations,I used len().</text:span></text:p>
        </text:list-item>
      </text:list>
      <text:p text:style-name="P7"><text:span text:style-name="T8"/></text:p>
      <text:p text:style-name="P7"><text:span text:style-name="T8"/></text:p>
      <text:p text:style-name="P7"><text:span text:style-name="T9">2. Calculate and display the distribution of all possible combinations that can be obtained when rolling both Die A and Die B together. Show the math along with the code!</text:span></text:p>
      <text:p text:style-name="P7"><text:span text:style-name="T9">Hint: 6 x 6 Matrix.</text:span></text:p>
      <text:p text:style-name="P7"><text:span text:style-name="T10">1. Solution to the problem statement:</text:span><text:span text:style-name="T11"/></text:p>
      <text:list text:style-name="L8">
        <text:list-item>
          <text:p text:style-name="P8"><text:span text:style-name="T11">I used traversing through the each value of the dice and appending the traversed combination to the new list.</text:span><text:span text:style-name="T12"/></text:p>
        </text:list-item>
      </text:list>
      <text:p text:style-name="P9"><text:span text:style-name="T13">2. Code and Output Screenshots:</text:span></text:p>
      <text:p text:style-name="P9"><draw:frame text:anchor-type="as-char" svg:width="122.13mm" svg:height="74.72mm" style:rel-width="scale" style:rel-height="scale"><draw:object-ole xlink:href="OleObj3"/><draw:image xlink:href="ObjectReplacements/OleObj3"/></draw:frame><text:span text:style-name="T14"/></text:p>
      <text:p text:style-name="P9"><draw:frame text:anchor-type="as-char" svg:width="124.67mm" svg:height="57.79mm" style:rel-width="scale" style:rel-height="scale"><draw:object-ole xlink:href="OleObj4"/><draw:image xlink:href="ObjectReplacements/OleObj4"/></draw:frame><text:span text:style-name="T14"/></text:p>
      <text:p text:style-name="P10"><text:span text:style-name="T15">3. Explanation:</text:span></text:p>
      <text:list text:style-name="L11">
        <text:list-item>
          <text:p text:style-name="P11"><text:span text:style-name="T16">I used nested loops again in this code also to traverse through the combinations and to append the combinations in the list called combinations_matrix. </text:span></text:p>
        </text:list-item>
        <text:list-item>
          <text:p text:style-name="P11"><text:span text:style-name="T16">After traversing through all combinations, To print the combinations ,<text:s text:c="2"/>I traversed through the combinations_matrix.</text:span></text:p>
        </text:list-item>
        <text:list-item>
          <text:p text:style-name="P11"><text:span text:style-name="T16">For every traversing, I printed the combination to get<text:s text:c="2"/>all the combinations in the output.</text:span></text:p>
        </text:list-item>
      </text:list>
      <text:p text:style-name="P12"><text:span text:style-name="T16"/></text:p>
      <text:p text:style-name="P12"><text:span text:style-name="T17">3. Calculate the Probability of all Possible Sums occurring among the number of combinations from (2).</text:span></text:p>
      <text:p text:style-name="P12"><text:span text:style-name="T17">Example: P(Sum = 2) = 1/X as there is only one combination possible to obtain Sum = 2. Die A = Die B = 1</text:span></text:p>
      <text:p text:style-name="P12"><text:span text:style-name="T17"/></text:p>
      <text:p text:style-name="P12"><text:span text:style-name="T18">1. Solution to the problem statement:</text:span></text:p>
      <text:list text:style-name="L13">
        <text:list-item>
          <text:p text:style-name="P13"><text:span text:style-name="T19">To the get the sum of combinations, I add the numbers of each combination and count the occurene of each sum.</text:span><text:span text:style-name="T20"/></text:p>
        </text:list-item>
        <text:list-item>
          <text:p text:style-name="P13"><text:span text:style-name="T21">To get the probability of each sum, I follow the below math<text:s/></text:span><text:span text:style-name="T22"/></text:p>
        </text:list-item>
      </text:list>
      <text:p text:style-name="P14"><text:span text:style-name="T22"><text:tab/></text:span><text:span text:style-name="T23">Probability = count of sum occurence / Total no.of combinations</text:span></text:p>
      <text:p text:style-name="P14"><text:span text:style-name="T23"/></text:p>
      <text:p text:style-name="P14"><text:span text:style-name="T24">2. Code and Output Screenshots:</text:span></text:p>
      <text:p text:style-name="P15"><draw:frame text:anchor-type="as-char" svg:width="137.37mm" svg:height="136.31mm" style:rel-width="scale" style:rel-height="scale"><draw:object-ole xlink:href="OleObj5"/><draw:image xlink:href="ObjectReplacements/OleObj5"/></draw:frame><text:span text:style-name="T24"/></text:p>
      <text:p text:style-name="P15"><draw:frame text:anchor-type="as-char" svg:width="79.16mm" svg:height="99.06mm" style:rel-width="scale" style:rel-height="scale"><draw:object-ole xlink:href="OleObj6"/><draw:image xlink:href="ObjectReplacements/OleObj6"/></draw:frame><text:span text:style-name="T24"/></text:p>
      <text:p text:style-name="P15"><text:span text:style-name="T24">3. Explanation:</text:span></text:p>
      <text:list text:style-name="L16">
        <text:list-item>
          <text:p text:style-name="P16"><text:span text:style-name="T25">Firstly, I get the combinations_matrix which contains all the combinations.</text:span><text:span text:style-name="T26"/></text:p>
        </text:list-item>
        <text:list-item>
          <text:p text:style-name="P16"><text:span text:style-name="T27">After that we have to write another loop which is traversed through the range of between 2 and 13.<text:s/></text:span><text:span text:style-name="T28"/></text:p>
        </text:list-item>
        <text:list-item>
          <text:p text:style-name="P16"><text:span text:style-name="T29">For each range of between 2 and 13, We have to traverse through the every combination in the combination_matrix.</text:span><text:span text:style-name="T30"/></text:p>
        </text:list-item>
        <text:list-item>
          <text:p text:style-name="P16"><text:span text:style-name="T31">If the sum of numbers in the combination is equal to the range of current loop. We will increase the count by 1.</text:span><text:span text:style-name="T32"/></text:p>
        </text:list-item>
        <text:list-item>
          <text:p text:style-name="P16"><text:span text:style-name="T33">After every loop we do the math formula to find the probability of the sum of occurences and print it<text:s/></text:span><text:span text:style-name="T34"/></text:p>
        </text:list-item>
      </text:list>
      <text:p text:style-name="P17"><text:span text:style-name="T35"><text:tab/><text:tab/>Probability = count / Total_Combinations.</text:span><text:span text:style-name="T36"/></text:p>
      <text:p text:style-name="P17"><text:span text:style-name="T36"/></text:p>
      <text:p text:style-name="P18"><text:span text:style-name="T36"/></text:p>
      <text:p text:style-name="P18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